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12cm"/>
      <style:text-properties style:font-name="Lucida Grande" fo:font-size="14pt"/>
    </style:style>
    <style:style style:name="P2" style:family="paragraph" style:parent-style-name="Standard">
      <style:paragraph-properties fo:margin-top="0cm" fo:margin-bottom="0.212cm"/>
      <style:text-properties style:font-name="Times" fo:font-size="12pt"/>
    </style:style>
    <style:style style:name="P3" style:family="paragraph" style:parent-style-name="Standard">
      <style:paragraph-properties fo:margin-top="0cm" fo:margin-bottom="0.212cm"/>
      <style:text-properties style:font-name="Lucida Console" fo:font-size="8pt" style:font-size-asian="8pt" style:font-size-complex="8pt"/>
    </style:style>
    <style:style style:name="P4" style:family="paragraph" style:parent-style-name="Standard">
      <style:paragraph-properties fo:margin-top="0cm" fo:margin-bottom="0.353cm"/>
      <style:text-properties fo:color="#0000ff" style:font-name="Lucida Console1" fo:font-size="8pt"/>
    </style:style>
    <style:style style:name="P5" style:family="paragraph" style:parent-style-name="Standard">
      <style:paragraph-properties fo:margin-top="0cm" fo:margin-bottom="0.353cm"/>
      <style:text-properties style:font-name="Lucida Console1" fo:font-size="8pt"/>
    </style:style>
    <style:style style:name="P6" style:family="paragraph" style:parent-style-name="Standard">
      <style:paragraph-properties fo:margin-left="0cm" fo:margin-right="0cm" fo:margin-top="0cm" fo:margin-bottom="0.212cm" fo:text-indent="0cm" style:auto-text-indent="false"/>
      <style:text-properties style:font-name="Times" fo:font-size="12pt"/>
    </style:style>
    <style:style style:name="P7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9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0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1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2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T1" style:family="text">
      <style:text-properties style:font-name="Arial1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#000000"/>
    </style:style>
    <style:style style:name="T4" style:family="text">
      <style:text-properties fo:color="#141414" style:font-name-asian="LucidaGrande" style:font-name-complex="LucidaGrande"/>
    </style:style>
    <style:style style:name="T5" style:family="text">
      <style:text-properties style:font-name="Lucida Console" fo:font-size="8pt" style:font-size-asian="8pt" style:font-size-complex="8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рузка<text:span text:style-name="T1"> </text:span>компонентов<text:span text:style-name="T1"> </text:span>сборочной<text:span text:style-name="T1"> </text:span>системы</text:p>
      <text:p text:style-name="P2">Вместо wget можно использовать любой другой менеджер закачек:</text:p>
      <text:p text:style-name="P4"><text:span text:style-name="T2">wget </text:span><text:a xlink:type="simple" xlink:href="http://www.pengutronix.de/software/ptxdist/download/v1.99/ptxdist-1.99.2.tgz"><text:span text:style-name="T3">http://www.pengutronix.de/software/ptxdist/download/v1.99/ptxdist-1.99.2.tgz</text:span></text:a></text:p>
      <text:p text:style-name="P4"><text:span text:style-name="T2">wget </text:span><text:a xlink:type="simple" xlink:href="http://www.pengutronix.de/software/ptxdist/download/v1.99/ptxdist-1.99.2-patches.tgz"><text:span text:style-name="T3">http://www.pengutronix.de/software/ptxdist/download/v1.99/ptxdist-1.99.2-patches.tgz</text:span></text:a></text:p>
      <text:p text:style-name="P4"><text:span text:style-name="T2">svn co </text:span><text:a xlink:type="simple" xlink:href="https://pdaxrom.svn.sourceforge.net/svnroot/pdaxrom/branches/pdaxrom-2.0/"><text:span text:style-name="T3">https://pdaxrom.svn.sourceforge.net/svnroot/pdaxrom/branches/pdaxrom-2.0/</text:span></text:a></text:p>
      <text:p text:style-name="P4"><text:span text:style-name="T2">svn co </text:span><text:a xlink:type="simple" xlink:href="https://pdaxrom.svn.sourceforge.net/svnroot/pdaxrom/branches/pdaxrom-2.0-external-deps/"><text:span text:style-name="T3">https://pdaxrom.svn.sourceforge.net/svnroot/pdaxrom/branches/pdaxrom-2.0-external-deps/</text:span></text:a></text:p>
      <text:p text:style-name="P1">Установка<text:span text:style-name="T1"> </text:span>движка<text:span text:style-name="T1"> </text:span>сборочной<text:span text:style-name="T1"> </text:span>системы</text:p>
      <text:p text:style-name="P2">Распаковываем архивы:</text:p>
      <text:p text:style-name="P5">tar xfz ptxdist-1.99.2.tgz</text:p>
      <text:p text:style-name="P5">tar xfz ptxdist-1.99.2-patches.tgz</text:p>
      <text:p text:style-name="P2">Устанавливаем дополнительные пакеты необходимые для работы:</text:p>
      <text:p text:style-name="P3">aptitude install lib<text:span text:style-name="T4">ncurses5-dev libncurses5 gawk m4 bison flex expect gettext</text:span></text:p>
      <text:p text:style-name="P2">Переходим в рабочую директорию:</text:p>
      <text:p text:style-name="P5">cd ptxdist-1.99.2</text:p>
      <text:p text:style-name="P2">Конфигурируем для установки в директорию /opt/ptxdist (или любую другую):</text:p>
      <text:p text:style-name="P5">./configure –prefix=/opt/ptxdist</text:p>
      <text:p text:style-name="P2">Собираем и устанавливаем:</text:p>
      <text:p text:style-name="P5">make</text:p>
      <text:p text:style-name="P5">make install</text:p>
      <text:p text:style-name="P2">Экспортируем путь до исполняемых файлов:</text:p>
      <text:p text:style-name="P5">export PATH=$PATH:/opt/ptxdist/bin</text:p>
      <text:p text:style-name="P5">cd ..</text:p>
      <text:p text:style-name="P2">Кросс инструменты можно использовать готовые (если есть), либо собрать самостоятельно:</text:p>
      <text:p text:style-name="P5">cd pdaxrom-2.0-external-deps/OSELAS.Toolchain-1.1.1</text:p>
      <text:p text:style-name="P5">ptxdist select ptxconfigs/arm-v5te-linux-gnu_gcc-4.0.4_glibc-2.3.6_linux-2.6.18.ptxconfig</text:p>
      <text:p text:style-name="P5">ptxdist go</text:p>
      <text:p text:style-name="P5">cd ..</text:p>
      <text:p text:style-name="P1">Конфигурирование<text:span text:style-name="T1"> </text:span>и<text:span text:style-name="T1"> </text:span>сборка<text:span text:style-name="T1"> </text:span>системы</text:p>
      <text:p text:style-name="P2">Переходим в рабочую директорию:</text:p>
      <text:p text:style-name="P5">cd pdaXrom-2.0</text:p>
      <text:p text:style-name="P2">Выбираем конфигурацию:</text:p>
      <text:p text:style-name="P5">ptxdist select boardconfigs/davinci.light</text:p>
      <text:p text:style-name="P2">Настраиваем путь до кросс компилятора:</text:p>
      <text:p text:style-name="P5">ptxdist toolchain /opt/OSELAS.Toolchain-1.1.1/arm-v5te-linux-gnu/gcc-4.0.4-glibc-2.3.6-kernel-2.6.18/bin</text:p>
      <text:p text:style-name="P2"><text:soft-page-break/>Если требуется редактирование конфигурации:</text:p>
      <text:p text:style-name="P5">ptxdist menuconfig</text:p>
      <text:p text:style-name="P2">Запускаем процесс сборки</text:p>
      <text:p text:style-name="P5">ptxdist go</text:p>
      <text:p text:style-name="P2">Собираем образ файловой системы</text:p>
      <text:p text:style-name="P5">ptxdist images</text:p>
      <text:p text:style-name="P2">Собраный образ и ядро находятся в директории images/, корневая файловая система root/, тоже но с отладочной информацией в root-debug/</text:p>
      <text:p text:style-name="Title">Тестирование и отладка в эмуляторе QEMU</text:p>
      <text:p text:style-name="P2">Установите эмулятор:</text:p>
      <text:p text:style-name="P3">aptitude install qemu</text:p>
      <text:p text:style-name="P2">Для сборки доступны следующие конфигурации:</text:p>
      <text:list text:style-name="L1">
        <text:list-item>
          <text:p text:style-name="P7">qemuarm.light</text:p>
        </text:list-item>
        <text:list-item>
          <text:p text:style-name="P9">компилятор arm-v5te-linux-gnueabi_gcc-4.1.2_glibc-2.5_linux-2.6.18</text:p>
        </text:list-item>
        <text:list-item>
          <text:p text:style-name="P9">запуск в эмуляторе: <text:span text:style-name="T5">qemu-system-arm -M versatilepb -kernel linuximage -hda root.ext2 -nographic -append "console=ttyAMA0 root=/dev/sda"</text:span></text:p>
        </text:list-item>
        <text:list-item>
          <text:p text:style-name="P7">qemux86.light</text:p>
        </text:list-item>
        <text:list-item>
          <text:p text:style-name="P9">компилятор i686-unknown-linux-gnu_gcc-4.1.2_glibc-2.5_linux-2.6.18</text:p>
        </text:list-item>
        <text:list-item>
          <text:p text:style-name="P9">запуск в эмуляторе: <text:span text:style-name="T5">qemu -kernel linuximage -hda root.ext2 -append root=/dev/hda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14T15:31:39</meta:creation-date>
    <dc:date>2008-04-24T03:07:59</dc:date>
    <meta:editing-cycles>7</meta:editing-cycles>
    <meta:editing-duration>PT2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305" meta:character-count="2261"/>
  </office:meta>
</office:document-meta>
</file>